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Heading_20_1">
      <style:paragraph-properties fo:text-align="center" style:justify-single-word="false" fo:break-before="page"/>
      <style:text-properties officeooo:paragraph-rsid="0020b1e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fd8b2"/>
    </style:style>
    <style:style style:name="P4" style:family="paragraph" style:parent-style-name="Standard">
      <style:paragraph-properties fo:line-height="150%">
        <style:tab-stops>
          <style:tab-stop style:position="1.2799in" style:type="center"/>
          <style:tab-stop style:position="4.8236in" style:type="center"/>
        </style:tab-stops>
      </style:paragraph-properties>
      <style:text-properties officeooo:paragraph-rsid="001fd8b2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fo:language="sr" fo:country="CS" officeooo:paragraph-rsid="001fd8b2" style:font-size-asian="16pt" style:font-size-complex="16pt"/>
    </style:style>
    <style:style style:name="P6" style:family="paragraph" style:parent-style-name="Standard">
      <style:paragraph-properties fo:line-height="150%"/>
      <style:text-properties fo:font-size="16pt" fo:language="sr" fo:country="CS" officeooo:paragraph-rsid="001fd8b2" style:font-size-asian="16pt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officeooo:rsid="001fd8b2" officeooo:paragraph-rsid="001fd8b2"/>
    </style:style>
    <style:style style:name="P8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paragraph-rsid="001fd8b2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officeooo:rsid="001fd8b2" officeooo:paragraph-rsid="001fd8b2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officeooo:rsid="0020b1ee" officeooo:paragraph-rsid="0020b1ee"/>
    </style:style>
    <style:style style:name="P11" style:family="paragraph" style:parent-style-name="Text_20_body">
      <style:paragraph-properties fo:text-align="center" style:justify-single-word="false"/>
      <style:text-properties officeooo:paragraph-rsid="0020b1e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text-properties fo:font-size="16pt" officeooo:rsid="00259375" officeooo:paragraph-rsid="00259375" style:font-size-asian="14pt" style:font-size-complex="16pt"/>
    </style:style>
    <style:style style:name="P14" style:family="paragraph" style:parent-style-name="Text_20_body">
      <style:paragraph-properties fo:text-align="start" style:justify-single-word="false"/>
      <style:text-properties fo:font-size="12pt" officeooo:rsid="0020b1ee" officeooo:paragraph-rsid="0020b1ee" style:font-size-asian="10.5pt" style:font-size-complex="12pt"/>
    </style:style>
    <style:style style:name="P15" style:family="paragraph" style:parent-style-name="Text_20_body">
      <style:text-properties officeooo:rsid="00259375" officeooo:paragraph-rsid="00259375"/>
    </style:style>
    <style:style style:name="P16" style:family="paragraph" style:parent-style-name="Text_20_body">
      <style:paragraph-properties fo:text-align="start" style:justify-single-word="false" fo:break-before="page"/>
      <style:text-properties fo:font-size="12pt" officeooo:rsid="0020b1ee" officeooo:paragraph-rsid="0020b1ee" style:font-size-asian="10.5pt" style:font-size-complex="12pt"/>
    </style:style>
    <style:style style:name="T1" style:family="text">
      <style:text-properties fo:font-size="14pt" fo:language="sr" fo:country="CS" style:font-size-asian="14pt" style:font-size-complex="14pt"/>
    </style:style>
    <style:style style:name="T2" style:family="text">
      <style:text-properties fo:font-size="14pt" fo:language="sr" fo:country="CS" officeooo:rsid="001fd8b2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language="sr" fo:country="CS" fo:font-weight="bold" style:font-size-asian="16pt" style:font-weight-asian="bold" style:font-size-complex="16pt"/>
    </style:style>
    <style:style style:name="T5" style:family="text">
      <style:text-properties fo:font-size="16pt" fo:language="sr" fo:country="CS" style:font-size-asian="16pt" style:font-size-complex="16pt"/>
    </style:style>
    <style:style style:name="T6" style:family="text">
      <style:text-properties fo:font-size="16pt" officeooo:rsid="0020b1ee" style:font-size-asian="14pt" style:font-size-complex="16pt"/>
    </style:style>
    <style:style style:name="T7" style:family="text">
      <style:text-properties fo:font-size="18pt" fo:language="sr" fo:country="CS" fo:font-weight="bold" style:font-size-asian="18pt" style:font-weight-asian="bold" style:font-size-complex="18pt"/>
    </style:style>
    <style:style style:name="T8" style:family="text">
      <style:text-properties fo:font-size="18pt" fo:language="sr" fo:country="CS" fo:font-weight="bold" officeooo:rsid="001fd8b2" style:font-size-asian="18pt" style:font-weight-asian="bold" style:font-size-complex="18pt"/>
    </style:style>
    <style:style style:name="T9" style:family="text">
      <style:text-properties fo:font-size="18pt" fo:language="sr" fo:country="CS" style:font-size-asian="18pt" style:font-size-complex="18pt"/>
    </style:style>
    <style:style style:name="T10" style:family="text">
      <style:text-properties fo:font-size="18pt" fo:language="sr" fo:country="CS" officeooo:rsid="001fd8b2" style:font-size-asian="18pt" style:font-size-complex="1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2ad5a" style:font-style-asian="italic" style:font-style-complex="italic"/>
    </style:style>
    <style:style style:name="T13" style:family="text">
      <style:text-properties fo:font-style="italic" officeooo:rsid="00244a03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27210" style:font-style-asian="normal" style:font-style-complex="normal"/>
    </style:style>
    <style:style style:name="T16" style:family="text">
      <style:text-properties fo:font-style="normal" officeooo:rsid="0022ad5a" style:font-style-asian="normal" style:font-style-complex="normal"/>
    </style:style>
    <style:style style:name="T17" style:family="text">
      <style:text-properties fo:font-style="normal" officeooo:rsid="00244a03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Гимназија „Јован Јовановић Змај“</text:span></text:p>
      <text:p text:style-name="P3"><text:span text:style-name="T5">Нови Сад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7">Матурски рад из </text:span><text:span text:style-name="T8">Програмиранја и програмских језика</text:span></text:p>
      <text:p text:style-name="P7"><text:span text:style-name="T7">Препознавање шаховских фигура и репрезентација шаховске табле на рачунару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9">Професор <text:tab/>ментор:<text:tab/> Ученик:</text:span></text:p>
      <text:p text:style-name="P4"><text:span text:style-name="T10">Мирјана Микалачки</text:span><text:span text:style-name="T9"><text:tab/></text:span><text:span text:style-name="T10">Вељко Симић</text:span></text:p>
      <text:p text:style-name="P5"/>
      <text:p text:style-name="P5"/>
      <text:p text:style-name="P3"><text:span text:style-name="T1">Нови Сад, мај 201</text:span><text:span text:style-name="T2">7</text:span><text:span text:style-name="T1">. год. </text:span></text:p>
      <text:p text:style-name="P9"><text:span text:style-name="T1">Предговор</text:span></text:p>
      <text:p text:style-name="P10"><text:span text:style-name="T1"/></text:p>
      <text:h text:style-name="P1" text:outline-level="1"><text:span text:style-name="T3">Увод</text:span></text:h>
      <text:p text:style-name="P12"><text:span text:style-name="T3"/></text:p>
      <text:h text:style-name="P2" text:outline-level="1"><text:span text:style-name="T6">СЕГМЕНТАЦИЈА ФОТОГРАФИЈЕ</text:span></text:h>
      <text:p text:style-name="P11"><text:span text:style-name="T6"/></text:p>
      <text:p text:style-name="P14">Термин <text:span text:style-name="T11">сегментација </text:span><text:span text:style-name="T12">слике</text:span><text:span text:style-name="T11"> </text:span><text:span text:style-name="T14">се односи на групу поступака за поделу </text:span><text:span text:style-name="T16">слике</text:span><text:span text:style-name="T14"> на регионе са сличним карактеристикама. Карактеристике које се најчешће користе као атрибути при сегментацији су осветљеност, </text:span><text:span text:style-name="T15">код монохроматских </text:span><text:span text:style-name="T16">слика, или боја, код слика у боји. Иако је сегментација једна од најважнијих фаза у анализи слике, до данас не постоји теоријска основа сегментације. Један од разлога је то што је перцепција сваке слике субјективни осећај посматрача и не постоји објективна мера квалитета слике, тако не постоји ни процена колико је нека слика добро сегментирана. Најчешће се користи </text:span><text:span text:style-name="T17">описна дефиниција добре сегментације [1] у којој се каже: “</text:span><text:span text:style-name="T13">Региони добијени поступком сегментације треба да буду униформи и хомогени у односу на неке карактеристике, као што су ниво сивог (тон) или текстура. Унутрашњост региона треба да буде једноставна и без малих рупа, а границе региона једноставне, глатке и просторно тачне. Сицедни региони треба да буду доволјно ражличити по оном атрибуту по коме су униформи</text:span><text:span text:style-name="T17">”.</text:span></text:p>
      <text:p text:style-name="P16"><text:span text:style-name="T17"/></text:p>
      <text:p text:style-name="P11"><text:span text:style-name="T6"/></text:p>
      <text:p text:style-name="P13">Литература</text:p>
      <text:p text:style-name="P15">[1] <text:s/>Harlick, R.M. and Shapiro L.G. “Image Segmentation Techniques”, Computer Vision, Graphics and Image Processing, Vol. 29, No. 1, pp. 100-132, January 198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7874in" fo:margin-left="1.1811in" fo:margin-right="0.7874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0:31:17.517548997</meta:creation-date>
    <dc:date>2017-02-15T11:27:47.374617892</dc:date>
    <meta:editing-duration>PT5M27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6" meta:paragraph-count="13" meta:word-count="213" meta:character-count="1448" meta:non-whitespace-character-count="1244"/>
  </office:meta>
</office:document-meta>
</file>